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Helvetica"/>
    <style:font-face style:name="Times New Roman" svg:font-family="'Times New Roman', Times"/>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NU Free Documentation License </text:p>
      <text:p text:style-name="Standard"/>
      <text:p text:style-name="Standard">Version 1.3, 3 November 2008 </text:p>
      <text:p text:style-name="Standard"/>
      <text:p text:style-name="Standard">Copyright (C) 2000, 2001, 2002, 2007, 2008 Free Software Foundation, Inc. &lt;http://fsf.org/&gt; </text:p>
      <text:p text:style-name="Standard"/>
      <text:p text:style-name="Standard">Everyone is permitted to copy and distribute verbatim copies of this license document, but changing it is not allowed. </text:p>
      <text:p text:style-name="Standard">0. PREAMBLE </text:p>
      <text:p text:style-name="Standard"/>
      <text:p text:style-name="Standard">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Standard"/>
      <text:p text:style-name="Standard">This License is a kind of "copyleft", which means that derivative works of the document must themselves be free in the same sense. It complements the GNU General Public License, which is a copyleft license designed for free software. </text:p>
      <text:p text:style-name="Standard"/>
      <text:p text:style-name="Standard">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Standard">1. APPLICABILITY AND DEFINITIONS </text:p>
      <text:p text:style-name="Standard"/>
      <text:p text:style-name="Standard">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Standard"/>
      <text:p text:style-name="Standard">A "Modified Version" of the Document means any work containing the Document or a portion of it, either copied verbatim, or with modifications and/or translated into another language. </text:p>
      <text:p text:style-name="Standard"/>
      <text:p text:style-name="Standard">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Standard"/>
      <text:p text:style-name="Standard">The "Invariant Sections" are certain Secondary Sections whose titles are designated, as being those of Invariant Sections, in the notice that says that the Document is released under this License. If a section <text:soft-page-break/>does not fit the above definition of Secondary then it is not allowed to be designated as Invariant. The Document may contain zero Invariant Sections. If the Document does not identify any Invariant Sections then there are none. </text:p>
      <text:p text:style-name="Standard"/>
      <text:p text:style-name="Standard">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Standard"/>
      <text:p text:style-name="Standard">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Standard"/>
      <text:p text:style-name="Standard">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Standard"/>
      <text:p text:style-name="Standard">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Standard"/>
      <text:p text:style-name="Standard">The "publisher" means any person or entity that distributes copies of the Document to the public. </text:p>
      <text:p text:style-name="Standard"/>
      <text:p text:style-name="Standard">A section "Entitled XYZ" means a named subunit of the Document whose title either is precisely XYZ or contains XYZ in parentheses following text that translates XYZ in another language. (Here XYZ stands for a specific section name mentioned below, such as "Acknowledgments", "Dedications", "Endorsements", or "History".) To "Preserve the Title" of such a section when you modify the Document means that it remains a section "Entitled XYZ" according to this definition. </text:p>
      <text:p text:style-name="Standard"/>
      <text:p text:style-name="Standard">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Standard">2. VERBATIM COPYING </text:p>
      <text:p text:style-name="Standard"/>
      <text:p text:style-name="Standard">You may copy and distribute the Document in any medium, either commercially or noncommercially, provided that this License, the copyright notices, and the license notice saying this License applies to <text:soft-page-break/>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Standard"/>
      <text:p text:style-name="Standard">You may also lend copies, under the same conditions stated above, and you may publicly display copies. </text:p>
      <text:p text:style-name="Standard">3. COPYING IN QUANTITY </text:p>
      <text:p text:style-name="Standard"/>
      <text:p text:style-name="Standard">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Standard"/>
      <text:p text:style-name="Standard">If the required texts for either cover are too voluminous to fit legibly, you should put the first ones listed (as many as fit reasonably) on the actual cover, and continue the rest onto adjacent pages. </text:p>
      <text:p text:style-name="Standard"/>
      <text:p text:style-name="Standard">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Standard"/>
      <text:p text:style-name="Standard">It is requested, but not required, that you contact the authors of the Document well before redistributing any large number of copies, to give them a chance to provide you with an updated version of the Document. </text:p>
      <text:p text:style-name="Standard">4. MODIFICATIONS </text:p>
      <text:p text:style-name="Standard"/>
      <text:p text:style-name="Standard">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Standard"/>
      <text:p text:style-name="Standard"><text:s text:c="4"/>* 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Standard"><text:s text:c="4"/>* B. List on the Title Page, as authors, one or more persons or entities responsible for authorship of <text:soft-page-break/>the modifications in the Modified Version, together with at least five of the principal authors of the Document (all of its principal authors, if it has fewer than five), unless they release you from this requirement. </text:p>
      <text:p text:style-name="Standard"><text:s text:c="4"/>* C. State on the Title page the name of the publisher of the Modified Version, as the publisher. </text:p>
      <text:p text:style-name="Standard"><text:s text:c="4"/>* D. Preserve all the copyright notices of the Document. </text:p>
      <text:p text:style-name="Standard"><text:s text:c="4"/>* E. Add an appropriate copyright notice for your modifications adjacent to the other copyright notices. </text:p>
      <text:p text:style-name="Standard"><text:s text:c="4"/>* F. Include, immediately after the copyright notices, a license notice giving the public permission to use the Modified Version under the terms of this License, in the form shown in the Addendum below. </text:p>
      <text:p text:style-name="Standard"><text:s text:c="4"/>* G. Preserve in that license notice the full lists of Invariant Sections and required Cover Texts given in the Document's license notice. </text:p>
      <text:p text:style-name="Standard"><text:s text:c="4"/>* H. Include an unaltered copy of this License. </text:p>
      <text:p text:style-name="Standard"><text:s text:c="4"/>* 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Standard"><text:s text:c="4"/>* 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Standard"><text:s text:c="4"/>* K. For any section Entitled "Acknowledgements" or "Dedications", Preserve the Title of the section, and preserve in the section all the substance and tone of each of the contributor acknowledgements and/or dedications given therein. </text:p>
      <text:p text:style-name="Standard"><text:s text:c="4"/>* L. Preserve all the Invariant Sections of the Document, unaltered in their text and in their titles. Section numbers or the equivalent are not considered part of the section titles. </text:p>
      <text:p text:style-name="Standard"><text:s text:c="4"/>* M. Delete any section Entitled "Endorsements". Such a section may not be included in the Modified Version. </text:p>
      <text:p text:style-name="Standard"><text:s text:c="4"/>* N. Do not retitle any existing section to be Entitled "Endorsements" or to conflict in title with any Invariant Section. </text:p>
      <text:p text:style-name="Standard"><text:s text:c="4"/>* O. Preserve any Warranty Disclaimers. </text:p>
      <text:p text:style-name="Standard"/>
      <text:p text:style-name="Standard">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Standard"/>
      <text:p text:style-name="Standard">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Standard"/>
      <text:p text:style-name="Standard">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text:soft-page-break/>by arrangement made by the same entity you are acting on behalf of, you may not add another; but you may replace the old one, on explicit permission from the previous publisher that added the old one. </text:p>
      <text:p text:style-name="Standard"/>
      <text:p text:style-name="Standard">The author(s) and publisher(s) of the Document do not by this License give permission to use their names for publicity for or to assert or imply endorsement of any Modified Version. </text:p>
      <text:p text:style-name="Standard">5. COMBINING DOCUMENTS </text:p>
      <text:p text:style-name="Standard"/>
      <text:p text:style-name="Standard">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Standard"/>
      <text:p text:style-name="Standard">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Standard"/>
      <text:p text:style-name="Standard">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Standard">6. COLLECTIONS OF DOCUMENTS </text:p>
      <text:p text:style-name="Standard"/>
      <text:p text:style-name="Standard">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Standard"/>
      <text:p text:style-name="Standard">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Standard">7. AGGREGATION WITH INDEPENDENT WORKS </text:p>
      <text:p text:style-name="Standard"/>
      <text:p text:style-name="Standard">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Standard"/>
      <text:p text:style-name="Standard">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text:soft-page-break/>aggregate. </text:p>
      <text:p text:style-name="Standard">8. TRANSLATION </text:p>
      <text:p text:style-name="Standard"/>
      <text:p text:style-name="Standard">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Standard"/>
      <text:p text:style-name="Standard">If a section in the Document is Entitled "Acknowledgements", "Dedications", or "History", the requirement (section 4) to Preserve its Title (section 1) will typically require changing the actual title. </text:p>
      <text:p text:style-name="Standard">9. TERMINATION </text:p>
      <text:p text:style-name="Standard"/>
      <text:p text:style-name="Standard">You may not copy, modify, sublicense, or distribute the Document except as expressly provided under this License. Any attempt otherwise to copy, modify, sublicense, or distribute it is void, and will automatically terminate your rights under this License. </text:p>
      <text:p text:style-name="Standard"/>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text:p>
      <text:p text:style-name="Standard"/>
      <text:p text:style-name="Standard">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text:p>
      <text:p text:style-name="Standard"/>
      <text:p text:style-name="Standard">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Standard">10. FUTURE REVISIONS OF THIS LICENSE </text:p>
      <text:p text:style-name="Standard"/>
      <text:p text:style-name="Standard">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Standard"/>
      <text:p text:style-name="Standard">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text:soft-page-break/>License can be used, that proxy's public statement of acceptance of a version permanently authorizes you to choose that version for the Document. </text:p>
      <text:p text:style-name="Standard">11. RELICENSING </text:p>
      <text:p text:style-name="Standard"/>
      <text:p text:style-name="Standard">"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 </text:p>
      <text:p text:style-name="Standard"/>
      <text:p text:style-name="Standard">"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 </text:p>
      <text:p text:style-name="Standard"/>
      <text:p text:style-name="Standard">"Incorporate" means to publish or republish a Document, in whole or in part, as part of another Document. </text:p>
      <text:p text:style-name="Standard"/>
      <text:p text:style-name="Standard">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 </text:p>
      <text:p text:style-name="Standard"/>
      <text:p text:style-name="Standard">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Helvetica"/>
    <style:font-face style:name="Times New Roman" svg:font-family="'Times New Roman', Time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New Roman"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root</meta:initial-creator>
    <meta:creation-date>2008-11-16T16:25:22</meta:creation-date>
    <dc:creator>root</dc:creator>
    <dc:date>2008-11-16T16:27:54</dc:date>
    <meta:editing-cycles>2</meta:editing-cycles>
    <meta:editing-duration>PT1M0S</meta:editing-duration>
    <meta:user-defined meta:name="Info 1"/>
    <meta:user-defined meta:name="Info 2"/>
    <meta:user-defined meta:name="Info 3"/>
    <meta:user-defined meta:name="Info 4"/>
    <meta:document-statistic meta:table-count="0" meta:image-count="0" meta:object-count="0" meta:page-count="7" meta:paragraph-count="76" meta:word-count="3526" meta:character-count="21483"/>
  </office:meta>
</office:document-meta>
</file>